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a3d" officeooo:paragraph-rsid="00114a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tatem, iteru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6:14:14.960969847</meta:creation-date>
    <dc:date>2024-06-19T16:14:43.715700171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7.3.7.2$Linux_X86_64 LibreOffice_project/30$Build-2</meta:generator>
  </office:meta>
</office:document-meta>
</file>